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6">
      <style:table-cell-properties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56" table:default-cell-style-name="Default"/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1773" calcext:value-type="float">
            <text:p>15177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9071" calcext:value-type="float">
            <text:p>15907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5219" calcext:value-type="float">
            <text:p>15521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54199" calcext:value-type="float">
            <text:p>154199</text:p>
          </table:table-cell>
          <table:table-cell table:number-columns-repeated="4"/>
          <table:table-cell table:style-name="ce2" table:number-columns-repeated="101"/>
          <table:table-cell table:number-columns-repeated="49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58527" calcext:value-type="float">
            <text:p>15852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59779" calcext:value-type="float">
            <text:p>15977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63514" calcext:value-type="float">
            <text:p>16351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68240" calcext:value-type="float">
            <text:p>16824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7557" calcext:value-type="float">
            <text:p>16755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9178" calcext:value-type="float">
            <text:p>16917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1154" calcext:value-type="float">
            <text:p>17115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70393" calcext:value-type="float">
            <text:p>17039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69469" calcext:value-type="float">
            <text:p>16946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170954" calcext:value-type="float">
            <text:p>17095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69984" calcext:value-type="float">
            <text:p>16998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69780" calcext:value-type="float">
            <text:p>16978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68629" calcext:value-type="float">
            <text:p>16862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161778" calcext:value-type="float">
            <text:p>16177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61949" calcext:value-type="float">
            <text:p>16194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168256" calcext:value-type="float">
            <text:p>16825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69290" calcext:value-type="float">
            <text:p>16929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171573" calcext:value-type="float">
            <text:p>17157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81174" calcext:value-type="float">
            <text:p>18117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187532" calcext:value-type="float">
            <text:p>18753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87372" calcext:value-type="float">
            <text:p>18737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189843" calcext:value-type="float">
            <text:p>18984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193260" calcext:value-type="float">
            <text:p>19326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196116" calcext:value-type="float">
            <text:p>19611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643" calcext:value-type="float">
            <text:p>19964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197523" calcext:value-type="float">
            <text:p>19752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6627" calcext:value-type="float">
            <text:p>19662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195772" calcext:value-type="float">
            <text:p>19577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98617" calcext:value-type="float">
            <text:p>19861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8590" calcext:value-type="float">
            <text:p>19859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195473" calcext:value-type="float">
            <text:p>19547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2755" calcext:value-type="float">
            <text:p>192755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6" calcext:value-type="float">
            <text:p>36</text:p>
          </table:table-cell>
          <table:table-cell office:value-type="float" office:value="192891" calcext:value-type="float">
            <text:p>19289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193971" calcext:value-type="float">
            <text:p>19397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192098" calcext:value-type="float">
            <text:p>19209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9" calcext:value-type="float">
            <text:p>39</text:p>
          </table:table-cell>
          <table:table-cell office:value-type="float" office:value="190542" calcext:value-type="float">
            <text:p>19054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89966" calcext:value-type="float">
            <text:p>18996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1" calcext:value-type="float">
            <text:p>41</text:p>
          </table:table-cell>
          <table:table-cell office:value-type="float" office:value="183470" calcext:value-type="float">
            <text:p>18347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77422" calcext:value-type="float">
            <text:p>17742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67923" calcext:value-type="float">
            <text:p>16792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4" calcext:value-type="float">
            <text:p>44</text:p>
          </table:table-cell>
          <table:table-cell office:value-type="float" office:value="163429" calcext:value-type="float">
            <text:p>16342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58728" calcext:value-type="float">
            <text:p>15872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157768" calcext:value-type="float">
            <text:p>15776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59218" calcext:value-type="float">
            <text:p>15921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60178" calcext:value-type="float">
            <text:p>16017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9" calcext:value-type="float">
            <text:p>49</text:p>
          </table:table-cell>
          <table:table-cell office:value-type="float" office:value="162494" calcext:value-type="float">
            <text:p>16249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65738" calcext:value-type="float">
            <text:p>16573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" calcext:value-type="float">
            <text:p>51</text:p>
          </table:table-cell>
          <table:table-cell office:value-type="float" office:value="170788" calcext:value-type="float">
            <text:p>17078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171813" calcext:value-type="float">
            <text:p>17181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60781" calcext:value-type="float">
            <text:p>16078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4" calcext:value-type="float">
            <text:p>54</text:p>
          </table:table-cell>
          <table:table-cell office:value-type="float" office:value="157893" calcext:value-type="float">
            <text:p>15789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51566" calcext:value-type="float">
            <text:p>15156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6" calcext:value-type="float">
            <text:p>56</text:p>
          </table:table-cell>
          <table:table-cell office:value-type="float" office:value="148358" calcext:value-type="float">
            <text:p>14835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47553" calcext:value-type="float">
            <text:p>14755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8" calcext:value-type="float">
            <text:p>58</text:p>
          </table:table-cell>
          <table:table-cell office:value-type="float" office:value="148937" calcext:value-type="float">
            <text:p>14893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9" calcext:value-type="float">
            <text:p>59</text:p>
          </table:table-cell>
          <table:table-cell office:value-type="float" office:value="152390" calcext:value-type="float">
            <text:p>15239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153701" calcext:value-type="float">
            <text:p>15370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52194" calcext:value-type="float">
            <text:p>15219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2" calcext:value-type="float">
            <text:p>62</text:p>
          </table:table-cell>
          <table:table-cell office:value-type="float" office:value="149539" calcext:value-type="float">
            <text:p>14953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3" calcext:value-type="float">
            <text:p>63</text:p>
          </table:table-cell>
          <table:table-cell office:value-type="float" office:value="143097" calcext:value-type="float">
            <text:p>14309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139805" calcext:value-type="float">
            <text:p>139805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5" calcext:value-type="float">
            <text:p>65</text:p>
          </table:table-cell>
          <table:table-cell office:value-type="float" office:value="135317" calcext:value-type="float">
            <text:p>13531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6" calcext:value-type="float">
            <text:p>66</text:p>
          </table:table-cell>
          <table:table-cell office:value-type="float" office:value="131605" calcext:value-type="float">
            <text:p>131605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128783" calcext:value-type="float">
            <text:p>12878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8" calcext:value-type="float">
            <text:p>68</text:p>
          </table:table-cell>
          <table:table-cell office:value-type="float" office:value="123263" calcext:value-type="float">
            <text:p>12326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9" calcext:value-type="float">
            <text:p>69</text:p>
          </table:table-cell>
          <table:table-cell office:value-type="float" office:value="118867" calcext:value-type="float">
            <text:p>11886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0" calcext:value-type="float">
            <text:p>70</text:p>
          </table:table-cell>
          <table:table-cell office:value-type="float" office:value="117262" calcext:value-type="float">
            <text:p>11726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1" calcext:value-type="float">
            <text:p>71</text:p>
          </table:table-cell>
          <table:table-cell office:value-type="float" office:value="113289" calcext:value-type="float">
            <text:p>11328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2" calcext:value-type="float">
            <text:p>72</text:p>
          </table:table-cell>
          <table:table-cell office:value-type="float" office:value="111169" calcext:value-type="float">
            <text:p>11116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3" calcext:value-type="float">
            <text:p>73</text:p>
          </table:table-cell>
          <table:table-cell office:value-type="float" office:value="107997" calcext:value-type="float">
            <text:p>10799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4" calcext:value-type="float">
            <text:p>74</text:p>
          </table:table-cell>
          <table:table-cell office:value-type="float" office:value="103906" calcext:value-type="float">
            <text:p>10390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03778" calcext:value-type="float">
            <text:p>10377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6" calcext:value-type="float">
            <text:p>76</text:p>
          </table:table-cell>
          <table:table-cell office:value-type="float" office:value="104878" calcext:value-type="float">
            <text:p>10487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7" calcext:value-type="float">
            <text:p>77</text:p>
          </table:table-cell>
          <table:table-cell office:value-type="float" office:value="85567" calcext:value-type="float">
            <text:p>8556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8" calcext:value-type="float">
            <text:p>78</text:p>
          </table:table-cell>
          <table:table-cell office:value-type="float" office:value="79260" calcext:value-type="float">
            <text:p>7926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9" calcext:value-type="float">
            <text:p>79</text:p>
          </table:table-cell>
          <table:table-cell office:value-type="float" office:value="72834" calcext:value-type="float">
            <text:p>7283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63054" calcext:value-type="float">
            <text:p>6305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1" calcext:value-type="float">
            <text:p>81</text:p>
          </table:table-cell>
          <table:table-cell office:value-type="float" office:value="60266" calcext:value-type="float">
            <text:p>6026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2" calcext:value-type="float">
            <text:p>82</text:p>
          </table:table-cell>
          <table:table-cell office:value-type="float" office:value="53176" calcext:value-type="float">
            <text:p>53176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3" calcext:value-type="float">
            <text:p>83</text:p>
          </table:table-cell>
          <table:table-cell office:value-type="float" office:value="48962" calcext:value-type="float">
            <text:p>4896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4" calcext:value-type="float">
            <text:p>84</text:p>
          </table:table-cell>
          <table:table-cell office:value-type="float" office:value="43582" calcext:value-type="float">
            <text:p>43582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5" calcext:value-type="float">
            <text:p>85</text:p>
          </table:table-cell>
          <table:table-cell office:value-type="float" office:value="38904" calcext:value-type="float">
            <text:p>3890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6" calcext:value-type="float">
            <text:p>86</text:p>
          </table:table-cell>
          <table:table-cell office:value-type="float" office:value="34481" calcext:value-type="float">
            <text:p>3448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7" calcext:value-type="float">
            <text:p>87</text:p>
          </table:table-cell>
          <table:table-cell office:value-type="float" office:value="29301" calcext:value-type="float">
            <text:p>29301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8" calcext:value-type="float">
            <text:p>88</text:p>
          </table:table-cell>
          <table:table-cell office:value-type="float" office:value="24383" calcext:value-type="float">
            <text:p>2438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9" calcext:value-type="float">
            <text:p>89</text:p>
          </table:table-cell>
          <table:table-cell office:value-type="float" office:value="20474" calcext:value-type="float">
            <text:p>2047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0" calcext:value-type="float">
            <text:p>90</text:p>
          </table:table-cell>
          <table:table-cell office:value-type="float" office:value="17100" calcext:value-type="float">
            <text:p>17100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1" calcext:value-type="float">
            <text:p>91</text:p>
          </table:table-cell>
          <table:table-cell office:value-type="float" office:value="14137" calcext:value-type="float">
            <text:p>1413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2" calcext:value-type="float">
            <text:p>92</text:p>
          </table:table-cell>
          <table:table-cell office:value-type="float" office:value="11918" calcext:value-type="float">
            <text:p>1191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3" calcext:value-type="float">
            <text:p>93</text:p>
          </table:table-cell>
          <table:table-cell office:value-type="float" office:value="9619" calcext:value-type="float">
            <text:p>9619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4" calcext:value-type="float">
            <text:p>94</text:p>
          </table:table-cell>
          <table:table-cell office:value-type="float" office:value="7223" calcext:value-type="float">
            <text:p>722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5" calcext:value-type="float">
            <text:p>95</text:p>
          </table:table-cell>
          <table:table-cell office:value-type="float" office:value="5203" calcext:value-type="float">
            <text:p>520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3747" calcext:value-type="float">
            <text:p>3747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7" calcext:value-type="float">
            <text:p>97</text:p>
          </table:table-cell>
          <table:table-cell office:value-type="float" office:value="2878" calcext:value-type="float">
            <text:p>2878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8" calcext:value-type="float">
            <text:p>98</text:p>
          </table:table-cell>
          <table:table-cell office:value-type="float" office:value="1843" calcext:value-type="float">
            <text:p>1843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9" calcext:value-type="float">
            <text:p>99</text:p>
          </table:table-cell>
          <table:table-cell office:value-type="float" office:value="1094" calcext:value-type="float">
            <text:p>1094</text:p>
          </table:table-cell>
          <table:table-cell table:number-columns-repeated="154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1478" calcext:value-type="float">
            <text:p>1478</text:p>
          </table:table-cell>
          <table:table-cell table:number-columns-repeated="5"/>
          <table:table-cell table:style-name="ce2" table:number-columns-repeated="149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4086" calcext:value-type="float">
            <text:p>14408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1350" calcext:value-type="float">
            <text:p>151350</text:p>
          </table:table-cell>
          <table:table-cell table:number-columns-repeated="5"/>
          <table:table-cell table:style-name="ce2" table:number-columns-repeated="149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47210" calcext:value-type="float">
            <text:p>14721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46212" calcext:value-type="float">
            <text:p>14621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9253" calcext:value-type="float">
            <text:p>149253</text:p>
          </table:table-cell>
          <table:table-cell table:number-columns-repeated="5"/>
          <table:table-cell table:style-name="ce2" table:number-columns-repeated="149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51052" calcext:value-type="float">
            <text:p>15105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54466" calcext:value-type="float">
            <text:p>15446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59160" calcext:value-type="float">
            <text:p>15916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57806" calcext:value-type="float">
            <text:p>15780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59807" calcext:value-type="float">
            <text:p>15980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61139" calcext:value-type="float">
            <text:p>16113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61637" calcext:value-type="float">
            <text:p>16163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60383" calcext:value-type="float">
            <text:p>16038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62331" calcext:value-type="float">
            <text:p>16233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60164" calcext:value-type="float">
            <text:p>16016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60402" calcext:value-type="float">
            <text:p>16040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58050" calcext:value-type="float">
            <text:p>15805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52427" calcext:value-type="float">
            <text:p>15242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51206" calcext:value-type="float">
            <text:p>15120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56173" calcext:value-type="float">
            <text:p>15617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57139" calcext:value-type="float">
            <text:p>15713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58893" calcext:value-type="float">
            <text:p>15889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66468" calcext:value-type="float">
            <text:p>16646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174599" calcext:value-type="float">
            <text:p>17459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177513" calcext:value-type="float">
            <text:p>17751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82026" calcext:value-type="float">
            <text:p>18202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86703" calcext:value-type="float">
            <text:p>18670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190668" calcext:value-type="float">
            <text:p>19066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95196" calcext:value-type="float">
            <text:p>19519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96221" calcext:value-type="float">
            <text:p>19622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198371" calcext:value-type="float">
            <text:p>19837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99663" calcext:value-type="float">
            <text:p>19966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202397" calcext:value-type="float">
            <text:p>20239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202025" calcext:value-type="float">
            <text:p>202025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198911" calcext:value-type="float">
            <text:p>19891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97587" calcext:value-type="float">
            <text:p>19758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196039" calcext:value-type="float">
            <text:p>19603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196118" calcext:value-type="float">
            <text:p>19611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195220" calcext:value-type="float">
            <text:p>19522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192590" calcext:value-type="float">
            <text:p>19259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91292" calcext:value-type="float">
            <text:p>19129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185113" calcext:value-type="float">
            <text:p>18511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180734" calcext:value-type="float">
            <text:p>18073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172603" calcext:value-type="float">
            <text:p>17260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169104" calcext:value-type="float">
            <text:p>16910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64172" calcext:value-type="float">
            <text:p>16417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162580" calcext:value-type="float">
            <text:p>16258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61514" calcext:value-type="float">
            <text:p>16151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63280" calcext:value-type="float">
            <text:p>16328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165859" calcext:value-type="float">
            <text:p>16585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69729" calcext:value-type="float">
            <text:p>16972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176418" calcext:value-type="float">
            <text:p>17641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78241" calcext:value-type="float">
            <text:p>17824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165868" calcext:value-type="float">
            <text:p>16586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163822" calcext:value-type="float">
            <text:p>16382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56822" calcext:value-type="float">
            <text:p>15682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153218" calcext:value-type="float">
            <text:p>15321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152626" calcext:value-type="float">
            <text:p>15262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4505" calcext:value-type="float">
            <text:p>154505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158789" calcext:value-type="float">
            <text:p>15878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160464" calcext:value-type="float">
            <text:p>16046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159093" calcext:value-type="float">
            <text:p>15909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157824" calcext:value-type="float">
            <text:p>15782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152462" calcext:value-type="float">
            <text:p>15246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149211" calcext:value-type="float">
            <text:p>14921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145907" calcext:value-type="float">
            <text:p>14590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141782" calcext:value-type="float">
            <text:p>14178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138097" calcext:value-type="float">
            <text:p>13809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134441" calcext:value-type="float">
            <text:p>13444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129967" calcext:value-type="float">
            <text:p>12996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127472" calcext:value-type="float">
            <text:p>12747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123100" calcext:value-type="float">
            <text:p>12310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20870" calcext:value-type="float">
            <text:p>120870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117863" calcext:value-type="float">
            <text:p>11786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113255" calcext:value-type="float">
            <text:p>113255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11833" calcext:value-type="float">
            <text:p>11183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113052" calcext:value-type="float">
            <text:p>113052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92487" calcext:value-type="float">
            <text:p>9248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87208" calcext:value-type="float">
            <text:p>8720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80734" calcext:value-type="float">
            <text:p>8073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71497" calcext:value-type="float">
            <text:p>7149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68127" calcext:value-type="float">
            <text:p>6812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61943" calcext:value-type="float">
            <text:p>6194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58331" calcext:value-type="float">
            <text:p>5833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54394" calcext:value-type="float">
            <text:p>54394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49346" calcext:value-type="float">
            <text:p>4934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44879" calcext:value-type="float">
            <text:p>4487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39801" calcext:value-type="float">
            <text:p>3980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34889" calcext:value-type="float">
            <text:p>3488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30079" calcext:value-type="float">
            <text:p>30079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26593" calcext:value-type="float">
            <text:p>2659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22916" calcext:value-type="float">
            <text:p>22916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20405" calcext:value-type="float">
            <text:p>20405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17315" calcext:value-type="float">
            <text:p>17315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13687" calcext:value-type="float">
            <text:p>1368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10837" calcext:value-type="float">
            <text:p>10837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8033" calcext:value-type="float">
            <text:p>8033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6278" calcext:value-type="float">
            <text:p>627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4471" calcext:value-type="float">
            <text:p>4471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928" calcext:value-type="float">
            <text:p>2928</text:p>
          </table:table-cell>
          <table:table-cell table:number-columns-repeated="154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4715" calcext:value-type="float">
            <text:p>4715</text:p>
          </table:table-cell>
          <table:table-cell table:number-columns-repeated="154"/>
        </table:table-row>
        <table:table-row table:style-name="ro2" table:number-rows-repeated="53">
          <table:table-cell table:style-name="Default" table:number-columns-repeated="2"/>
          <table:table-cell table:number-columns-repeated="156"/>
        </table:table-row>
        <table:table-row table:style-name="ro2">
          <table:table-cell table:style-name="Default" table:number-columns-repeated="2"/>
          <table:table-cell table:number-columns-repeated="1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number:min-decimal-places="0" number:min-integer-digits="1" number:grouping="true"/>
    </number:number-style>
    <number:number-style style:name="N109">
      <number:text>-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</number:number-style>
    <number:number-style style:name="N111">
      <number:text>-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 number:textual="true"/>
      <number:text>-</number:text>
      <number:year number:style="long"/>
    </number:date-style>
    <number:number-style style:name="N126P0" style:volatile="true">
      <number:number number:decimal-places="0" number:min-decimal-places="0" number:min-integer-digits="1"/>
    </number:number-style>
    <number:number-style style:name="N126P1" style:volatile="true">
      <number:text>-</number:text>
      <number:number number:decimal-places="0" number:min-decimal-places="0" number:min-integer-digits="1"/>
    </number:number-style>
    <number:number-style style:name="N126P2" style:volatile="true">
      <number:number number:decimal-places="0" number:min-decimal-places="0" number:min-integer-digits="1"/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1" style:display-name="PageStyle_Da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1_20_1" style:display-name="PageStyle_Dat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1_20_2" style:display-name="PageStyle_Dat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1_20_3" style:display-name="PageStyle_Data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1_20_4" style:display-name="PageStyle_Data1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9T17:46:35.339000000</meta:creation-date>
    <dc:date>2024-08-09T17:57:31</dc:date>
    <meta:editing-duration>PT10M56S</meta:editing-duration>
    <meta:editing-cycles>3</meta:editing-cycles>
    <meta:generator>LibreOffice/7.0.0.3$Windows_X86_64 LibreOffice_project/8061b3e9204bef6b321a21033174034a5e2ea88e</meta:generator>
    <meta:document-statistic meta:table-count="1" meta:cell-count="812" meta:object-count="0"/>
  </office:meta>
</office:document-meta>
</file>